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13000000B75D55C0E067DBF1AD.jpg" manifest:media-type="image/jpeg"/>
  <manifest:file-entry manifest:full-path="Pictures/1000000000000264000001AD21721502661F443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6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gettyimages-1428217516-612x612" xlink:href="Pictures/1000000000000264000001AD21721502661F443E.jpg" xlink:type="simple" xlink:show="embed" xlink:actuate="onLoad"/>
    <draw:fill-image draw:name="images" xlink:href="Pictures/1000000000000113000000B75D55C0E067DBF1A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gettyimages-1428217516-612x612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64000001AD21721502661F443E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gettyimages-1428217516-612x612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17:54.637986477</meta:creation-date>
    <dc:date>2023-11-29T10:32:03.963088784</dc:date>
    <meta:editing-duration>PT14M10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7.3.7.2$Linux_X86_64 LibreOffice_project/30$Build-2</meta:generator>
  </office:meta>
</office:document-meta>
</file>